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CECDE0CB01CABD1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" svg:font-family="OpenSymbol, 'Arial Unicode MS'" style:font-charset="x-symbol"/>
    <style:font-face style:name="Arial3" svg:font-family="Arial"/>
    <style:font-face style:name="Nachlieli CLM3" svg:font-family="'Nachlieli CLM'"/>
    <style:font-face style:name="OpenSymbol3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Liberation Sans4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" svg:font-family="'Nachlieli CLM'" style:font-pitch="variable"/>
    <style:font-face style:name="Noto Sans CJK SC Regular1" svg:font-family="'Noto Sans CJK SC Regular'" style:font-pitch="variable"/>
    <style:font-face style:name="OpenSymbol2" svg:font-family="OpenSymbol, 'Arial Unicode MS'" style:font-pitch="variable"/>
    <style:font-face style:name="Tw Cen MT" svg:font-family="'Tw Cen MT'" style:font-pitch="variable"/>
    <style:font-face style:name="WenQuanYi Micro Hei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7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8" svg:font-family="'Liberation Sans'" style:font-adornments="Regular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75cm"/>
      <style:paragraph-properties style:writing-mode="lr-tb"/>
    </style:style>
    <style:style style:name="pr2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54pt" style:font-size-asian="54pt" style:font-size-complex="54pt"/>
    </style:style>
    <style:style style:name="P3" style:family="paragraph">
      <style:paragraph-properties fo:text-align="end" style:writing-mode="rl-tb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top="0.5cm" fo:margin-bottom="0cm" fo:text-align="center" style:writing-mode="lr-tb"/>
    </style:style>
    <style:style style:name="P6" style:family="paragraph">
      <style:paragraph-properties fo:text-align="end" style:writing-mode="rl-tb"/>
      <style:text-properties fo:color="#cc0000" loext:opacity="100%" style:font-name="Nachlieli CLM" fo:font-size="40pt" fo:font-style="normal" style:text-underline-style="none" style:font-size-asian="40pt" style:font-style-asian="normal" style:font-name-complex="Nachlieli CLM" style:font-size-complex="40pt" style:font-style-complex="normal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style:font-name="Liberation Sans1" fo:font-size="54pt" style:font-size-asian="54pt" style:font-name-complex="Liberation Sans1" style:font-size-complex="54pt"/>
    </style:style>
    <style:style style:name="T2" style:family="text">
      <style:text-properties fo:font-variant="normal" fo:text-transform="none" fo:color="#0000cc" loext:opacity="100%" style:text-outline="false" style:text-line-through-style="none" style:text-line-through-type="none" style:font-name="Liberation Sans1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Liberation 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cc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cc" loext:opacity="100%" style:text-outline="false" style:text-line-through-style="none" style:text-line-through-type="none" style:text-position="-33% 58%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cc" loext:opacity="100%" style:text-outline="false" style:text-line-through-style="none" style:text-line-through-type="none" style:text-position="-33% 58%" style:font-name="Times New Roman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cc" loext:opacity="100%" style:text-outline="false" style:text-line-through-style="none" style:text-line-through-type="none" style:text-position="0% 100%" style:font-name="Times New Roman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cc" loext:opacity="100%" style:text-outline="false" style:text-line-through-style="none" style:text-line-through-type="none" style:text-position="0% 100%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cc00cc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c00cc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c00cc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0000" loext:opacity="100%" style:text-outline="false" style:text-line-through-style="none" style:text-line-through-type="none" style:font-name="Times New Roman" fo:font-size="36pt" fo:font-style="italic" fo:text-shadow="none" style:text-underline-style="none" fo:font-weight="bold" style:letter-kerning="true" fo:background-color="transparent" style:font-name-asian="Noto Sans CJK SC Regular" style:font-size-asian="36pt" style:font-style-asian="italic" style:font-weight-asian="bold" style:font-name-complex="Liberation Sans1" style:font-size-complex="3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0000" loext:opacity="100%" style:text-outline="false" style:text-line-through-style="none" style:text-line-through-type="none" style:text-position="-33% 58%" style:font-name="Times New Roman" fo:font-size="36pt" fo:font-style="italic" fo:text-shadow="none" style:text-underline-style="none" fo:font-weight="bold" style:letter-kerning="true" fo:background-color="transparent" style:font-name-asian="Noto Sans CJK SC Regular" style:font-size-asian="36pt" style:font-style-asian="italic" style:font-weight-asian="bold" style:font-name-complex="Liberation Sans1" style:font-size-complex="36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0000" loext:opacity="100%" style:text-outline="false" style:text-line-through-style="none" style:text-line-through-type="none" style:text-position="-33% 58%" style:font-name="Times New Roman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Liberation 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0000" loext:opacity="100%" style:text-outline="false" style:text-line-through-style="none" style:text-line-through-type="none" style:font-name="Times New Roman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Liberation Sans1" style:font-size-complex="3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7.686cm" svg:height="2.75cm" svg:x="0.316cm" svg:y="0.254cm" presentation:class="title" presentation:user-transformed="true">
          <draw:text-box>
            <text:p text:style-name="P1"><text:span text:style-name="T1">שיתוף מספר מינימלי של חפצים</text:span></text:p>
          </draw:text-box>
        </draw:frame>
        <draw:frame presentation:style-name="pr2" draw:text-style-name="P6" draw:layer="layout" svg:width="27.748cm" svg:height="17.806cm" svg:x="0.192cm" svg:y="2.54cm" presentation:class="outline" presentation:user-transformed="true">
          <draw:text-box>
            <text:p xml:id="id1" text:id="id1" text:style-name="P3"><text:span text:style-name="T2">הוכחת המשפט</text:span><text:span text:style-name="T3">: נניח שדונאלד קיבל את חפץ </text:span><text:span text:style-name="T3">1</text:span><text:span text:style-name="T3"> או חלק ממנו, ואיוואנה קיבלה את חפץ </text:span><text:span text:style-name="T3">2</text:span><text:span text:style-name="T3"> או חלק ממנו, </text:span><text:span text:style-name="T3"><text:line-break/></text:span><text:span text:style-name="T3">ויחס הערכים הוא לא לפי הסדר הנכון:</text:span></text:p>
            <text:p xml:id="id2" text:id="id2" text:style-name="P4"><text:span text:style-name="T4">r</text:span><text:span text:style-name="T5">1</text:span><text:span text:style-name="T4"> = v</text:span><text:span text:style-name="T5">d</text:span><text:span text:style-name="T6">1 </text:span><text:span text:style-name="T7">/ </text:span><text:span text:style-name="T4">v</text:span><text:span text:style-name="T5">i</text:span><text:span text:style-name="T6">1</text:span><text:span text:style-name="T7"> &lt; </text:span><text:span text:style-name="T4">v</text:span><text:span text:style-name="T5">d</text:span><text:span text:style-name="T6">2 </text:span><text:span text:style-name="T7">/ </text:span><text:span text:style-name="T4">v</text:span><text:span text:style-name="T5">i</text:span><text:span text:style-name="T6">2 </text:span><text:span text:style-name="T8">= </text:span><text:span text:style-name="T9">r</text:span><text:span text:style-name="T6">2</text:span></text:p>
            <text:p xml:id="id3" text:id="id3" text:style-name="P4"><text:span text:style-name="T4"><text:s/></text:span><text:span text:style-name="T4">v</text:span><text:span text:style-name="T5">d</text:span><text:span text:style-name="T6">1 </text:span><text:span text:style-name="T7">/</text:span><text:span text:style-name="T4">v</text:span><text:span text:style-name="T5">d</text:span><text:span text:style-name="T6">2 <text:s text:c="2"/></text:span><text:span text:style-name="T7">&lt; <text:s/></text:span><text:span text:style-name="T4">v</text:span><text:span text:style-name="T5">i</text:span><text:span text:style-name="T6">1</text:span><text:span text:style-name="T7"> / </text:span><text:span text:style-name="T4">v</text:span><text:span text:style-name="T5">i</text:span><text:span text:style-name="T6">2 </text:span></text:p>
            <text:p text:style-name="P3"><text:span text:style-name="T10">נעביר קצת (</text:span><text:span text:style-name="T11">y</text:span><text:span text:style-name="T10">) חפץ </text:span><text:span text:style-name="T10">1</text:span><text:span text:style-name="T10"> מדונאלד לאיוואנה, בתמורה לקצת (</text:span><text:span text:style-name="T11">z</text:span><text:span text:style-name="T12">)</text:span><text:span text:style-name="T10"> חפץ </text:span><text:span text:style-name="T10">2</text:span><text:span text:style-name="T10">, כאשר:</text:span></text:p>
            <text:p text:style-name="P5"><text:span text:style-name="T8"><text:s/></text:span><text:span text:style-name="T9">v</text:span><text:span text:style-name="T5">d</text:span><text:span text:style-name="T6">1 </text:span><text:span text:style-name="T8">/</text:span><text:span text:style-name="T9">v</text:span><text:span text:style-name="T5">d</text:span><text:span text:style-name="T6">2 </text:span><text:span text:style-name="T8">&lt; </text:span><text:span text:style-name="T9"><text:s/>z</text:span><text:span text:style-name="T8"> / </text:span><text:span text:style-name="T9">y &lt; v</text:span><text:span text:style-name="T5">i</text:span><text:span text:style-name="T6">1</text:span><text:span text:style-name="T8"> / </text:span><text:span text:style-name="T9">v</text:span><text:span text:style-name="T5">i</text:span><text:span text:style-name="T6">2</text:span></text:p>
            <text:p text:style-name="P3"><text:span text:style-name="T13">זה שיפור פארטו חזק, כי:</text:span></text:p>
            <text:p text:style-name="P4"><text:span text:style-name="T14">z v</text:span><text:span text:style-name="T15">d</text:span><text:span text:style-name="T16">2 <text:s text:c="2"/></text:span><text:span text:style-name="T17">&gt; </text:span><text:span text:style-name="T14">y</text:span><text:span text:style-name="T17"> </text:span><text:span text:style-name="T14">v</text:span><text:span text:style-name="T15">d</text:span><text:span text:style-name="T16">1 <text:s text:c="28"/></text:span><text:span text:style-name="T14">y v</text:span><text:span text:style-name="T15">i</text:span><text:span text:style-name="T16">1 <text:s text:c="2"/></text:span><text:span text:style-name="T17">&gt; </text:span><text:span text:style-name="T14">z</text:span><text:span text:style-name="T17"> </text:span><text:span text:style-name="T14">v</text:span><text:span text:style-name="T15">i2</text:span><text:span text:style-name="T16"> <text:s text:c="2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9cm" svg:height="10.476cm" svg:x="3.81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" svg:font-family="OpenSymbol, 'Arial Unicode MS'" style:font-charset="x-symbol"/>
    <style:font-face style:name="Arial3" svg:font-family="Arial"/>
    <style:font-face style:name="Nachlieli CLM3" svg:font-family="'Nachlieli CLM'"/>
    <style:font-face style:name="OpenSymbol3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Liberation Sans4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" svg:font-family="'Nachlieli CLM'" style:font-pitch="variable"/>
    <style:font-face style:name="Noto Sans CJK SC Regular1" svg:font-family="'Noto Sans CJK SC Regular'" style:font-pitch="variable"/>
    <style:font-face style:name="OpenSymbol2" svg:font-family="OpenSymbol, 'Arial Unicode MS'" style:font-pitch="variable"/>
    <style:font-face style:name="Tw Cen MT" svg:font-family="'Tw Cen MT'" style:font-pitch="variable"/>
    <style:font-face style:name="WenQuanYi Micro Hei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7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8" svg:font-family="'Liberation Sans'" style:font-adornments="Regular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1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2" fo:font-family="Monospace" style:font-pitch="fixed" fo:font-size="12pt" fo:language="en" fo:country="US" style:letter-kerning="true" style:font-name-asian="Noto Sans CJK SC Regular1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3" fo:font-family="'Liberation Sans', Arial" style:font-family-generic="swiss" style:font-pitch="variable" fo:font-size="21pt" fo:font-weight="bold" style:font-name-asian="Nachlieli CLM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2" fo:font-family="Monospace" style:font-pitch="fixed" fo:font-size="12pt" fo:font-style="normal" fo:font-weight="normal" style:font-name-asian="Nachlieli CLM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3" fo:font-family="'Liberation Sans', Arial" style:font-family-generic="swiss" style:font-pitch="variable" fo:font-size="14pt" style:font-name-asian="Nachlieli CLM" style:font-family-asian="'Nachlieli CLM'" style:font-pitch-asian="variable" style:font-size-asian="14pt" style:font-weight-asian="normal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0cm"/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6" style:display-name="Default_6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7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2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0-11-17">17/11/20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1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690</meta:editing-cycles>
    <dc:date>2020-11-17T15:56:21.445000000</dc:date>
    <meta:editing-duration>P2DT13H40S</meta:editing-duration>
    <meta:generator>LibreOffice/7.0.3.1$Windows_X86_64 LibreOffice_project/d7547858d014d4cf69878db179d326fc3483e082</meta:generator>
    <meta:document-statistic meta:object-count="5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